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6.1896in"/>
    </style:style>
    <style:style style:name="Table1.B" style:family="table-column">
      <style:table-column-properties style:column-width="2.1875in"/>
    </style:style>
    <style:style style:name="Table1.C" style:family="table-column">
      <style:table-column-properties style:column-width="1.7444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Table1.A48" style:family="table-cell">
      <style:table-cell-properties fo:padding="0.0382in" fo:border-left="0.05pt solid #000000" fo:border-right="none" fo:border-top="none" fo:border-bottom="0.05pt solid #000000"/>
    </style:style>
    <style:style style:name="Table1.B48" style:family="table-cell">
      <style:table-cell-properties fo:padding="0.0382in" fo:border-left="0.05pt solid #000000" fo:border-right="none" fo:border-top="none" fo:border-bottom="0.05pt solid #000000"/>
    </style:style>
    <style:style style:name="Table1.C48"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Standard">
      <style:text-properties fo:font-style="italic" officeooo:rsid="002d1517" officeooo:paragraph-rsid="002d1517" style:font-style-asian="italic" style:font-style-complex="italic"/>
    </style:style>
    <style:style style:name="P3" style:family="paragraph" style:parent-style-name="Standard">
      <style:paragraph-properties fo:text-align="justify" style:justify-single-word="false"/>
      <style:text-properties fo:font-style="italic" officeooo:rsid="002d1517" officeooo:paragraph-rsid="002d1517" style:font-style-asian="italic" style:font-style-complex="italic"/>
    </style:style>
    <style:style style:name="P4" style:family="paragraph" style:parent-style-name="Standard">
      <style:text-properties fo:font-style="italic" officeooo:rsid="002d1517" officeooo:paragraph-rsid="002eac99" style:font-style-asian="italic" style:font-style-complex="italic"/>
    </style:style>
    <style:style style:name="P5" style:family="paragraph" style:parent-style-name="Standard">
      <style:text-properties fo:font-style="italic" officeooo:rsid="001217d1" officeooo:paragraph-rsid="002d1517" style:font-style-asian="italic" style:font-style-complex="italic"/>
    </style:style>
    <style:style style:name="P6" style:family="paragraph" style:parent-style-name="Standard">
      <style:text-properties fo:font-style="italic" officeooo:rsid="00135b63" officeooo:paragraph-rsid="002d1517" style:font-style-asian="italic" style:font-style-complex="italic"/>
    </style:style>
    <style:style style:name="P7" style:family="paragraph" style:parent-style-name="Standard">
      <style:text-properties fo:font-style="italic" style:text-underline-style="none" officeooo:rsid="0015a5ee" officeooo:paragraph-rsid="002d1517" style:font-style-asian="italic" style:font-style-complex="italic"/>
    </style:style>
    <style:style style:name="P8" style:family="paragraph" style:parent-style-name="Standard">
      <style:text-properties fo:font-style="italic" style:text-underline-style="none" officeooo:rsid="0018e51d" officeooo:paragraph-rsid="002d1517" style:font-style-asian="italic" style:font-style-complex="italic"/>
    </style:style>
    <style:style style:name="P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2f5f5d" style:font-style-asian="italic" style:font-style-complex="italic"/>
    </style:style>
    <style:style style:name="P10" style:family="paragraph" style:parent-style-name="Standard">
      <style:text-properties fo:language="sl" fo:country="SI" fo:font-style="italic" officeooo:rsid="00037c2b" officeooo:paragraph-rsid="0016554b" style:font-size-asian="10.5pt" style:font-style-asian="italic" style:font-style-complex="italic"/>
    </style:style>
    <style:style style:name="P11" style:family="paragraph" style:parent-style-name="Standard">
      <style:paragraph-properties fo:text-align="justify" style:justify-single-word="false"/>
      <style:text-properties fo:language="sl" fo:country="SI" fo:font-style="italic" officeooo:rsid="00037c2b" officeooo:paragraph-rsid="0016554b" style:font-size-asian="10.5pt" style:font-style-asian="italic" style:font-style-complex="italic"/>
    </style:style>
    <style:style style:name="P12" style:family="paragraph" style:parent-style-name="Standard">
      <style:paragraph-properties fo:text-align="justify" style:justify-single-word="false"/>
      <style:text-properties fo:language="sl" fo:country="SI" fo:font-style="italic" officeooo:rsid="00053a62" officeooo:paragraph-rsid="001808a2" style:font-size-asian="10.5pt" style:font-style-asian="italic" style:font-style-complex="italic"/>
    </style:style>
    <style:style style:name="P13" style:family="paragraph" style:parent-style-name="Standard">
      <style:text-properties fo:language="sl" fo:country="SI" fo:font-style="italic" officeooo:rsid="00053a62" officeooo:paragraph-rsid="001808a2" style:font-size-asian="10.5pt" style:font-style-asian="italic" style:font-style-complex="italic"/>
    </style:style>
    <style:style style:name="P14"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officeooo:rsid="0006536d" officeooo:paragraph-rsid="001808a2"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6536d" officeooo:paragraph-rsid="001c94da" style:font-size-asian="10.5pt" style:font-style-asian="italic" style:font-style-complex="italic"/>
    </style:style>
    <style:style style:name="P17" style:family="paragraph" style:parent-style-name="Standard">
      <style:paragraph-properties fo:text-align="justify" style:justify-single-word="false"/>
      <style:text-properties fo:language="sl" fo:country="SI" fo:font-style="italic" officeooo:rsid="001ee5c2" officeooo:paragraph-rsid="001ee5c2" style:font-size-asian="10.5pt" style:font-style-asian="italic" style:font-style-complex="italic"/>
    </style:style>
    <style:style style:name="P18" style:family="paragraph" style:parent-style-name="Standard">
      <style:paragraph-properties fo:text-align="justify" style:justify-single-word="false"/>
      <style:text-properties fo:language="sl" fo:country="SI" fo:font-style="italic" officeooo:rsid="0021987e" officeooo:paragraph-rsid="001808a2" style:font-size-asian="10.5pt" style:font-style-asian="italic" style:font-style-complex="italic"/>
    </style:style>
    <style:style style:name="P19" style:family="paragraph" style:parent-style-name="Standard">
      <style:text-properties fo:language="sl" fo:country="SI" fo:font-style="italic" officeooo:rsid="0011d4d7" officeooo:paragraph-rsid="002b215a" style:font-size-asian="10.5pt" style:font-style-asian="italic" style:font-style-complex="italic"/>
    </style:style>
    <style:style style:name="P20" style:family="paragraph" style:parent-style-name="Standard">
      <style:text-properties fo:language="sl" fo:country="SI" fo:font-style="italic" officeooo:rsid="002d1517" officeooo:paragraph-rsid="002d1517" style:font-size-asian="10.5pt" style:font-style-asian="italic" style:font-style-complex="italic"/>
    </style:style>
    <style:style style:name="P21" style:family="paragraph" style:parent-style-name="Standard">
      <style:paragraph-properties fo:text-align="justify" style:justify-single-word="false"/>
      <style:text-properties fo:language="sl" fo:country="SI" fo:font-style="italic" officeooo:rsid="002d1517" officeooo:paragraph-rsid="002d1517" style:font-size-asian="10.5pt" style:font-style-asian="italic" style:font-style-complex="italic"/>
    </style:style>
    <style:style style:name="P22" style:family="paragraph" style:parent-style-name="Standard">
      <style:text-properties fo:language="sl" fo:country="SI" fo:font-style="italic" officeooo:rsid="001217d1" officeooo:paragraph-rsid="002d1517" style:font-size-asian="10.5pt" style:font-style-asian="italic" style:font-style-complex="italic"/>
    </style:style>
    <style:style style:name="P23" style:family="paragraph" style:parent-style-name="Standard">
      <style:text-properties fo:language="sl" fo:country="SI" fo:font-style="italic" officeooo:rsid="00135b63" officeooo:paragraph-rsid="002d1517" style:font-size-asian="10.5pt" style:font-style-asian="italic" style:font-style-complex="italic"/>
    </style:style>
    <style:style style:name="P24" style:family="paragraph" style:parent-style-name="Standard">
      <style:text-properties fo:language="sl" fo:country="SI" fo:font-style="italic" officeooo:rsid="002f5f5d" officeooo:paragraph-rsid="002f5f5d" style:font-size-asian="10.5pt" style:font-style-asian="italic" style:font-style-complex="italic"/>
    </style:style>
    <style:style style:name="P25" style:family="paragraph" style:parent-style-name="Standard">
      <style:paragraph-properties fo:text-align="justify" style:justify-single-word="false"/>
      <style:text-properties fo:language="sl" fo:country="SI" fo:font-style="italic" fo:font-weight="normal" officeooo:rsid="000d2cf4" officeooo:paragraph-rsid="001808a2" style:font-size-asian="10.5pt" style:font-style-asian="italic" style:font-weight-asian="normal" style:font-style-complex="italic" style:font-weight-complex="normal"/>
    </style:style>
    <style:style style:name="P26" style:family="paragraph" style:parent-style-name="Standard">
      <style:text-properties fo:language="sl" fo:country="SI" fo:font-style="italic" style:text-underline-style="solid" style:text-underline-width="auto" style:text-underline-color="font-color" officeooo:rsid="00169c9c" officeooo:paragraph-rsid="002d1517" style:font-size-asian="10.5pt" style:font-style-asian="italic" style:font-style-complex="italic"/>
    </style:style>
    <style:style style:name="P27"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solid" style:text-underline-width="auto" style:text-underline-color="font-color" officeooo:rsid="001aa077" officeooo:paragraph-rsid="002f5f5d" style:font-size-asian="10.5pt" style:font-style-asian="italic" style:font-style-complex="italic"/>
    </style:style>
    <style:style style:name="P28"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none" officeooo:rsid="001aa077" officeooo:paragraph-rsid="002f5f5d" style:font-size-asian="10.5pt" style:font-style-asian="italic" style:font-style-complex="italic"/>
    </style:style>
    <style:style style:name="P29" style:family="paragraph" style:parent-style-name="Standard">
      <style:text-properties fo:font-style="normal" officeooo:rsid="0011d4d7" officeooo:paragraph-rsid="002b215a" style:font-style-asian="normal" style:font-style-complex="normal"/>
    </style:style>
    <style:style style:name="P30" style:family="paragraph" style:parent-style-name="Standard">
      <style:paragraph-properties fo:text-align="justify" style:justify-single-word="false"/>
      <style:text-properties fo:language="sl" fo:country="SI" fo:font-style="italic" style:text-underline-style="none" officeooo:rsid="0018e51d" officeooo:paragraph-rsid="002d1517" style:font-size-asian="10.5pt" style:font-style-asian="italic" style:font-style-complex="italic"/>
    </style:style>
    <style:style style:name="P31" style:family="paragraph" style:parent-style-name="Standard">
      <style:paragraph-properties fo:text-align="justify" style:justify-single-word="false"/>
      <style:text-properties fo:language="sl" fo:country="SI" fo:font-style="italic" officeooo:rsid="00037c2b" officeooo:paragraph-rsid="0016554b" style:font-size-asian="10.5pt" style:font-style-asian="italic" style:font-style-complex="italic"/>
    </style:style>
    <style:style style:name="P32" style:family="paragraph" style:parent-style-name="Standard">
      <style:paragraph-properties fo:text-align="justify" style:justify-single-word="false"/>
      <style:text-properties fo:language="sl" fo:country="SI" fo:font-style="italic" officeooo:rsid="0016554b" officeooo:paragraph-rsid="0016554b" style:font-size-asian="10.5pt" style:font-style-asian="italic" style:font-style-complex="italic"/>
    </style:style>
    <style:style style:name="P33" style:family="paragraph" style:parent-style-name="Standard">
      <style:paragraph-properties fo:text-align="justify" style:justify-single-word="false"/>
      <style:text-properties fo:language="sl" fo:country="SI" fo:font-style="italic" officeooo:rsid="00053a62" officeooo:paragraph-rsid="0016554b" style:font-size-asian="10.5pt" style:font-style-asian="italic" style:font-style-complex="italic"/>
    </style:style>
    <style:style style:name="P34"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35" style:family="paragraph" style:parent-style-name="Standard">
      <style:text-properties fo:language="sl" fo:country="SI" fo:font-style="italic" officeooo:rsid="002d1517" officeooo:paragraph-rsid="002d1517" style:font-size-asian="10.5pt" style:font-style-asian="italic" style:font-style-complex="italic"/>
    </style:style>
    <style:style style:name="P36" style:family="paragraph" style:parent-style-name="Table_20_Contents" style:list-style-name="L1">
      <style:text-properties officeooo:rsid="00073138" officeooo:paragraph-rsid="00073138"/>
    </style:style>
    <style:style style:name="P37" style:family="paragraph" style:parent-style-name="Table_20_Contents" style:list-style-name="L2">
      <style:text-properties officeooo:rsid="0015bbde" officeooo:paragraph-rsid="0015bbde"/>
    </style:style>
    <style:style style:name="P38" style:family="paragraph" style:parent-style-name="Table_20_Contents" style:list-style-name="L2">
      <style:text-properties officeooo:rsid="0019d790" officeooo:paragraph-rsid="0019d790"/>
    </style:style>
    <style:style style:name="P39" style:family="paragraph" style:parent-style-name="Table_20_Contents" style:list-style-name="L2">
      <style:text-properties officeooo:rsid="001a6235" officeooo:paragraph-rsid="001a6235"/>
    </style:style>
    <style:style style:name="P40" style:family="paragraph" style:parent-style-name="Table_20_Contents" style:list-style-name="L2">
      <style:text-properties officeooo:rsid="001a20bf" officeooo:paragraph-rsid="000ba9dd"/>
    </style:style>
    <style:style style:name="P41" style:family="paragraph" style:parent-style-name="Table_20_Contents" style:list-style-name="L2">
      <style:text-properties officeooo:rsid="001a20bf" officeooo:paragraph-rsid="001a20bf"/>
    </style:style>
    <style:style style:name="P42" style:family="paragraph" style:parent-style-name="Table_20_Contents" style:list-style-name="L2">
      <style:text-properties officeooo:rsid="001c94da" officeooo:paragraph-rsid="001c94da"/>
    </style:style>
    <style:style style:name="P43" style:family="paragraph" style:parent-style-name="Table_20_Contents" style:list-style-name="L2">
      <style:text-properties officeooo:rsid="001c94da" officeooo:paragraph-rsid="001c5e66"/>
    </style:style>
    <style:style style:name="P44" style:family="paragraph" style:parent-style-name="Table_20_Contents" style:list-style-name="L2">
      <style:text-properties officeooo:rsid="001b3c59" officeooo:paragraph-rsid="001b3c59"/>
    </style:style>
    <style:style style:name="P45" style:family="paragraph" style:parent-style-name="Table_20_Contents" style:list-style-name="L2">
      <style:text-properties officeooo:rsid="001ee5c2" officeooo:paragraph-rsid="001ee5c2"/>
    </style:style>
    <style:style style:name="P46" style:family="paragraph" style:parent-style-name="Table_20_Contents">
      <style:text-properties fo:language="sl" fo:country="SI" fo:font-style="italic" officeooo:rsid="00037c2b" officeooo:paragraph-rsid="0016554b" style:font-size-asian="10.5pt" style:font-style-asian="italic" style:font-style-complex="italic"/>
    </style:style>
    <style:style style:name="P47" style:family="paragraph" style:parent-style-name="Table_20_Contents" style:list-style-name="L2">
      <style:text-properties officeooo:rsid="000e124e" officeooo:paragraph-rsid="000e124e"/>
    </style:style>
    <style:style style:name="P48" style:family="paragraph" style:parent-style-name="Table_20_Contents" style:list-style-name="L2">
      <style:text-properties officeooo:rsid="0021987e" officeooo:paragraph-rsid="001c94da"/>
    </style:style>
    <style:style style:name="P49" style:family="paragraph" style:parent-style-name="Table_20_Contents" style:list-style-name="L2">
      <style:text-properties officeooo:rsid="00308494" officeooo:paragraph-rsid="00308494"/>
    </style:style>
    <style:style style:name="P50" style:family="paragraph" style:parent-style-name="Table_20_Contents" style:list-style-name="L2">
      <style:text-properties officeooo:rsid="0031afd2" officeooo:paragraph-rsid="0031afd2"/>
    </style:style>
    <style:style style:name="P51" style:family="paragraph" style:parent-style-name="Table_20_Contents" style:list-style-name="L2">
      <style:text-properties officeooo:rsid="0032cbfe" officeooo:paragraph-rsid="0032cbfe"/>
    </style:style>
    <style:style style:name="T1" style:family="text">
      <style:text-properties fo:language="sl" fo:country="SI" fo:font-style="italic" style:font-size-asian="10.5pt" style:font-style-asian="italic" style:font-style-complex="italic"/>
    </style:style>
    <style:style style:name="T2" style:family="text">
      <style:text-properties fo:language="sl" fo:country="SI" fo:font-style="italic" officeooo:rsid="0001f8b8" style:font-size-asian="10.5pt" style:font-style-asian="italic" style:font-style-complex="italic"/>
    </style:style>
    <style:style style:name="T3" style:family="text">
      <style:text-properties fo:language="sl" fo:country="SI" fo:font-style="italic" officeooo:rsid="002b215a" style:font-size-asian="10.5pt" style:font-style-asian="italic" style:font-style-complex="italic"/>
    </style:style>
    <style:style style:name="T4" style:family="text">
      <style:text-properties fo:language="sl" fo:country="SI" style:font-size-asian="10.5pt"/>
    </style:style>
    <style:style style:name="T5" style:family="text">
      <style:text-properties fo:language="sl" fo:country="SI" officeooo:rsid="0015bbde" style:font-size-asian="10.5pt"/>
    </style:style>
    <style:style style:name="T6" style:family="text">
      <style:text-properties fo:language="sl" fo:country="SI" officeooo:rsid="00023159" style:font-size-asian="10.5pt"/>
    </style:style>
    <style:style style:name="T7" style:family="text">
      <style:text-properties fo:language="sl" fo:country="SI" officeooo:rsid="0002b52f" style:font-size-asian="10.5pt"/>
    </style:style>
    <style:style style:name="T8" style:family="text">
      <style:text-properties fo:language="sl" fo:country="SI" officeooo:rsid="001808a2" style:font-size-asian="10.5pt"/>
    </style:style>
    <style:style style:name="T9" style:family="text">
      <style:text-properties fo:language="sl" fo:country="SI" officeooo:rsid="0011d4d7" style:font-size-asian="10.5pt"/>
    </style:style>
    <style:style style:name="T10" style:family="text">
      <style:text-properties fo:language="sl" fo:country="SI" officeooo:rsid="002d1517" style:font-size-asian="10.5pt"/>
    </style:style>
    <style:style style:name="T11" style:family="text">
      <style:text-properties fo:language="sl" fo:country="SI" officeooo:rsid="00135b63" style:font-size-asian="10.5pt"/>
    </style:style>
    <style:style style:name="T12" style:family="text">
      <style:text-properties fo:language="sl" fo:country="SI" officeooo:rsid="00169c9c" style:font-size-asian="10.5pt"/>
    </style:style>
    <style:style style:name="T13" style:family="text">
      <style:text-properties fo:language="sl" fo:country="SI" officeooo:rsid="002f5f5d" style:font-size-asian="10.5pt"/>
    </style:style>
    <style:style style:name="T14" style:family="text">
      <style:text-properties fo:language="sl" fo:country="SI" style:text-underline-style="none" style:font-size-asian="10.5pt"/>
    </style:style>
    <style:style style:name="T15" style:family="text">
      <style:text-properties fo:language="sl" fo:country="SI" style:text-underline-style="none" officeooo:rsid="0018e51d" style:font-size-asian="10.5pt"/>
    </style:style>
    <style:style style:name="T16" style:family="text">
      <style:text-properties fo:language="sl" fo:country="SI" style:text-underline-style="none" officeooo:rsid="001aa077" style:font-size-asian="10.5pt"/>
    </style:style>
    <style:style style:name="T17" style:family="text">
      <style:text-properties fo:language="sl" fo:country="SI" style:text-underline-style="none" officeooo:rsid="002eac99" style:font-size-asian="10.5pt"/>
    </style:style>
    <style:style style:name="T18" style:family="text">
      <style:text-properties fo:font-weight="normal" style:font-weight-asian="normal" style:font-weight-complex="normal"/>
    </style:style>
    <style:style style:name="T19" style:family="text">
      <style:text-properties fo:font-weight="normal" officeooo:rsid="001808a2" style:font-weight-asian="normal" style:font-weight-complex="normal"/>
    </style:style>
    <style:style style:name="T20" style:family="text">
      <style:text-properties officeooo:rsid="00293fad"/>
    </style:style>
    <style:style style:name="T21" style:family="text">
      <style:text-properties officeooo:rsid="002b215a"/>
    </style:style>
    <style:style style:name="T22" style:family="text">
      <style:text-properties officeooo:rsid="002d1517"/>
    </style:style>
    <style:style style:name="T23" style:family="text">
      <style:text-properties officeooo:rsid="0011d4d7"/>
    </style:style>
    <style:style style:name="T24" style:family="text">
      <style:text-properties officeooo:rsid="00135b63"/>
    </style:style>
    <style:style style:name="T25" style:family="text">
      <style:text-properties style:text-underline-style="none"/>
    </style:style>
    <style:style style:name="T26" style:family="text">
      <style:text-properties style:text-underline-style="none" officeooo:rsid="00142f01"/>
    </style:style>
    <style:style style:name="T27" style:family="text">
      <style:text-properties style:text-underline-style="none" officeooo:rsid="001791c5"/>
    </style:style>
    <style:style style:name="T28" style:family="text">
      <style:text-properties style:text-underline-style="none" officeooo:rsid="002d1517"/>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8e51d" style:font-weight-asian="normal" style:font-weight-complex="normal"/>
    </style:style>
    <style:style style:name="T31" style:family="text">
      <style:text-properties style:text-underline-style="none" officeooo:rsid="001c1386"/>
    </style:style>
    <style:style style:name="T32" style:family="text">
      <style:text-properties style:text-underline-style="none" officeooo:rsid="002f5f5d"/>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20">Rotnik</text:span></text:p>
          </table:table-cell>
          <table:table-cell table:style-name="Table1.B1" table:number-columns-spanned="2" office:value-type="string">
            <text:list xml:id="list7559161088179168615" text:style-name="L1">
              <text:list-header>
                <text:p text:style-name="P36">Kodiranje</text:p>
                <text:p text:style-name="P36"/>
              </text:list-header>
            </text:list>
          </table:table-cell>
          <table:covered-table-cell/>
        </table:table-row>
        <table:table-row>
          <table:table-cell table:style-name="Table1.A2" office:value-type="string">
            <text:p text:style-name="P1">Kodirna enota</text:p>
          </table:table-cell>
          <table:table-cell table:style-name="Table1.A2" office:value-type="string">
            <text:list xml:id="list214754300578830" text:continue-numbering="true" text:style-name="L1">
              <text:list-header>
                <text:p text:style-name="P36">Koda</text:p>
              </text:list-header>
            </text:list>
          </table:table-cell>
          <table:table-cell table:style-name="Table1.C2" office:value-type="string">
            <text:list xml:id="list214754297376184" text:continue-numbering="true" text:style-name="L1">
              <text:list-item>
                <text:p text:style-name="P36"/>
              </text:list-item>
            </text:list>
          </table:table-cell>
        </table:table-row>
        <table:table-row>
          <table:table-cell table:style-name="Table1.A3" office:value-type="string">
            <text:p text:style-name="P19"><text:span text:style-name="T21">[g </text:span>da že na mladih živalih lahk dobiš rezultate, kaki so. Kaj genetika dosega v določeni živali – ne glede na to, da morš počakat da proizvodnja pokaže pol svoje. <text:span text:style-name="T21">[]</text:span> hitrejši razvoj v sami selekciji.</text:p>
          </table:table-cell>
          <table:table-cell table:style-name="Table1.B3" office:value-type="string">
            <text:list xml:id="list868908313098106911" text:style-name="L2">
              <text:list-item>
                <text:p text:style-name="P49">Krajši generacijski interval</text:p>
              </text:list-item>
            </text:list>
          </table:table-cell>
          <table:table-cell table:style-name="Table1.C3" office:value-type="string">
            <text:list xml:id="list214754051896713" text:continue-numbering="true" text:style-name="L2">
              <text:list-item>
                <text:p text:style-name="P37"/>
              </text:list-item>
            </text:list>
          </table:table-cell>
        </table:table-row>
        <table:table-row>
          <table:table-cell table:style-name="Table1.A47" office:value-type="string">
            <text:p text:style-name="P20">[] <text:span text:style-name="T23">selekcija stremi k boljšim rezultatom – Zdj pa, če je to hitrejši napredek, bi naj blo dejansko bolš, ko pa klasični ančin.</text:span></text:p>
          </table:table-cell>
          <table:table-cell table:style-name="Table1.B4" office:value-type="string">
            <text:list xml:id="list214755814137975" text:continue-numbering="true" text:style-name="L2">
              <text:list-item>
                <text:p text:style-name="P49">Boljši rezultati</text:p>
              </text:list-item>
            </text:list>
          </table:table-cell>
          <table:table-cell table:style-name="Table1.C4" office:value-type="string">
            <text:list xml:id="list214753879045167" text:continue-numbering="true" text:style-name="L2">
              <text:list-item>
                <text:p text:style-name="P37"/>
              </text:list-item>
            </text:list>
          </table:table-cell>
        </table:table-row>
        <table:table-row>
          <table:table-cell table:style-name="Table1.A5" office:value-type="string">
            <text:p text:style-name="P29"><text:span text:style-name="T2">Zaenkrat še nismo, ko je bla zdj ene dvakrat, trikrat kaka možnost, da prjaviš </text:span><text:span text:style-name="T3">[] <text:s/></text:span><text:span text:style-name="T1">ja, uporabljamo pa te iz katalogov tut – te genomsko testirane tut. </text:span><text:span text:style-name="T3">[] </text:span><text:span text:style-name="T1">Ne, ne bi niti neke razlike delal. Pač pogledaš rezultate, kk kej kažejo. Ne pa da bi zdj en genomc dobre rezultate kazal pa ga sam za to ne bi uporabljali, ker je na genomski način testiran.</text:span></text:p>
          </table:table-cell>
          <table:table-cell table:style-name="Table1.B5" office:value-type="string">
            <text:list xml:id="list214754991757432" text:continue-numbering="true" text:style-name="L2">
              <text:list-item>
                <text:p text:style-name="P49">Uporaba genomsko testiranih živali</text:p>
              </text:list-item>
              <text:list-item>
                <text:p text:style-name="P49">nerazlikovanje živali glede na način testiranja</text:p>
              </text:list-item>
            </text:list>
          </table:table-cell>
          <table:table-cell table:style-name="Table1.C5" office:value-type="string">
            <text:list xml:id="list214754294898239" text:continue-numbering="true" text:style-name="L2">
              <text:list-item>
                <text:p text:style-name="P38"/>
              </text:list-item>
            </text:list>
          </table:table-cell>
        </table:table-row>
        <table:table-row>
          <table:table-cell table:style-name="Table1.A47" office:value-type="string">
            <text:p text:style-name="P2"><text:span text:style-name="T7">[</text:span><text:span text:style-name="T4">] </text:span><text:span text:style-name="T9">Avstriji na eni ekskurziji, pa smob li pr enem dobrem rejcu, sicer črno-bele pasme, pa ga je en vprašal – kaj pa genomska selekcija – je pa tk po nemško povedal, da to je pa sam papir.</text:span></text:p>
          </table:table-cell>
          <table:table-cell table:style-name="Table1.B6" office:value-type="string">
            <text:list xml:id="list214755350630024" text:continue-numbering="true" text:style-name="L2">
              <text:list-item>
                <text:p text:style-name="P39"/>
              </text:list-item>
            </text:list>
          </table:table-cell>
          <table:table-cell table:style-name="Table1.C6" office:value-type="string">
            <text:list xml:id="list214754407019625" text:continue-numbering="true" text:style-name="L2">
              <text:list-item>
                <text:p text:style-name="P39"/>
              </text:list-item>
            </text:list>
          </table:table-cell>
        </table:table-row>
        <table:table-row>
          <table:table-cell table:style-name="Table1.A7" office:value-type="string">
            <text:p text:style-name="P20"/>
          </table:table-cell>
          <table:table-cell table:style-name="Table1.B7" office:value-type="string">
            <text:list xml:id="list214755025212263" text:continue-numbering="true" text:style-name="L2">
              <text:list-item>
                <text:p text:style-name="P37"/>
              </text:list-item>
            </text:list>
          </table:table-cell>
          <table:table-cell table:style-name="Table1.C7" office:value-type="string">
            <text:list xml:id="list214754650395840" text:continue-numbering="true" text:style-name="L2">
              <text:list-item>
                <text:p text:style-name="P37"/>
              </text:list-item>
            </text:list>
          </table:table-cell>
        </table:table-row>
        <table:table-row>
          <table:table-cell table:style-name="Table1.A8" office:value-type="string">
            <text:p text:style-name="P5"><text:span text:style-name="T4">Seveda uporabljamo oboje bike, domače in tuje. </text:span><text:span text:style-name="T10">[] </text:span><text:span text:style-name="T4">Skor več slovenskih ko tujih.</text:span><text:span text:style-name="T10">[]</text:span></text:p>
          </table:table-cell>
          <table:table-cell table:style-name="Table1.B8" office:value-type="string">
            <text:list xml:id="list214754207780783" text:continue-numbering="true" text:style-name="L2">
              <text:list-item>
                <text:p text:style-name="P49">Uporaba domačih /tujih bikov</text:p>
              </text:list-item>
            </text:list>
          </table:table-cell>
          <table:table-cell table:style-name="Table1.C8" office:value-type="string">
            <text:list xml:id="list214755588341629" text:continue-numbering="true" text:style-name="L2">
              <text:list-item>
                <text:p text:style-name="P40"/>
              </text:list-item>
            </text:list>
          </table:table-cell>
        </table:table-row>
        <table:table-row>
          <table:table-cell table:style-name="Table1.A47" office:value-type="string">
            <text:p text:style-name="P22">eni bolj prsegajo na tujo selekcijo: Težko je tuje rezultate čist vnest v naše okolje – čist do potankosti jim verjet – kk bi se tste živali v naših razmerah obnašale in odrezale. <text:span text:style-name="T24">Ne vem – mal z rezervo tut malo selekcijo uporabljaš tuje rezultatw. Je pa res, da so v tujini večje populacije in da je možno boljše živali vzredit. Pa tut tradicionalno je će bojši pristop, []</text:span></text:p>
          </table:table-cell>
          <table:table-cell table:style-name="Table1.B9" office:value-type="string">
            <text:list xml:id="list214755032350806" text:continue-numbering="true" text:style-name="L2">
              <text:list-item>
                <text:p text:style-name="P49">Skepticizem glede tujih rezultatov zaradi različnega okolja</text:p>
              </text:list-item>
              <text:list-item>
                <text:p text:style-name="P49">boljši pogoji za selekcijo v tujini</text:p>
              </text:list-item>
            </text:list>
          </table:table-cell>
          <table:table-cell table:style-name="Table1.C9" office:value-type="string">
            <text:list xml:id="list214754432217350" text:continue-numbering="true" text:style-name="L2">
              <text:list-item>
                <text:p text:style-name="P41"/>
              </text:list-item>
            </text:list>
          </table:table-cell>
        </table:table-row>
        <table:table-row>
          <table:table-cell table:style-name="Table1.A47" office:value-type="string">
            <text:p text:style-name="P2"><text:span text:style-name="T6">[</text:span><text:span text:style-name="T4">] </text:span><text:span text:style-name="T11">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able:table-cell>
          <table:table-cell table:style-name="Table1.B10" office:value-type="string">
            <text:list xml:id="list214754028429394" text:continue-numbering="true" text:style-name="L2">
              <text:list-item>
                <text:p text:style-name="P49">Negativno mnenje o selekciji zaradi dela določenih ljudi</text:p>
              </text:list-item>
            </text:list>
          </table:table-cell>
          <table:table-cell table:style-name="Table1.C10" office:value-type="string">
            <text:list xml:id="list214754958020549" text:continue-numbering="true" text:style-name="L2">
              <text:list-item>
                <text:p text:style-name="P41"/>
              </text:list-item>
            </text:list>
          </table:table-cell>
        </table:table-row>
        <table:table-row>
          <table:table-cell table:style-name="Table1.A47" office:value-type="string">
            <text:p text:style-name="P2"><text:span text:style-name="T4">[] </text:span><text:span text:style-name="T11">ajboljšga bika – tut tstga za 50 evrov. To je sigurno tuj bik. IN če je dobra krava, prčakuješ tut, da pride dobro tele vn. Sj narava dela svoje – to ni tk, da boš dal en kos </text:span><text:soft-page-break/><text:span text:style-name="T11">plastike v avtomat, pa more tisto vn pridit. Zdj tk, čist apriori rečt, da je od tujga bika bolš tele, je mal tk …</text:span></text:p>
          </table:table-cell>
          <table:table-cell table:style-name="Table1.B11" office:value-type="string">
            <text:list xml:id="list214755326599225" text:continue-numbering="true" text:style-name="L2">
              <text:list-item>
                <text:p text:style-name="P49">Prevelika pričakovanja kmetov in naupoštevanje <text:soft-page-break/>narave</text:p>
              </text:list-item>
              <text:list-item>
                <text:p text:style-name="P49">ni tolikšen vpliv izvora bika</text:p>
              </text:list-item>
              <text:list-item>
                <text:p text:style-name="P49">tujina ni zagotovilo</text:p>
              </text:list-item>
            </text:list>
          </table:table-cell>
          <table:table-cell table:style-name="Table1.C11" office:value-type="string">
            <text:list xml:id="list214754438705714" text:continue-numbering="true" text:style-name="L2">
              <text:list-item>
                <text:p text:style-name="P41"/>
              </text:list-item>
            </text:list>
          </table:table-cell>
        </table:table-row>
        <table:table-row>
          <table:table-cell table:style-name="Table1.A47" office:value-type="string">
            <text:p text:style-name="P23">o majo debate, da če kupuješ prek GPZja, maš ne vem, v povprečju 10% teličk, pa same bike. Da tisto, kar ostane od seksiranga semena, pa dajo sm v Slovenijo pa prodajo vn pa majo pol ne vem – same bike.</text:p>
          </table:table-cell>
          <table:table-cell table:style-name="Table1.B12" office:value-type="string">
            <text:list xml:id="list214755452556124" text:continue-numbering="true" text:style-name="L2">
              <text:list-item>
                <text:p text:style-name="P49">Slovenija dobi slabšo robo</text:p>
              </text:list-item>
            </text:list>
          </table:table-cell>
          <table:table-cell table:style-name="Table1.C12" office:value-type="string">
            <text:list xml:id="list214755309933296" text:continue-numbering="true" text:style-name="L2">
              <text:list-item>
                <text:p text:style-name="P41"/>
              </text:list-item>
            </text:list>
          </table:table-cell>
        </table:table-row>
        <table:table-row>
          <table:table-cell table:style-name="Table1.A47" office:value-type="string">
            <text:p text:style-name="P20">[] <text:span text:style-name="T24">ttih prodajalcev majo take …</text:span></text:p>
            <text:p text:style-name="P6"/>
            <text:p text:style-name="P23">Ja to je, kk bi reku, to se tabori med seboj rikajo – kar pa delamo sam škodo sami seb.<text:span text:style-name="T22">[] To ustvarja negativno klimo, ja. Tut v domači selekciji. </text:span></text:p>
          </table:table-cell>
          <table:table-cell table:style-name="Table1.B13" office:value-type="string">
            <text:list xml:id="list214754043104305" text:continue-numbering="true" text:style-name="L2">
              <text:list-item>
                <text:p text:style-name="P49">Negativno klimo ustvarja prepiranje in rivalstvo med domačimi organizacijami</text:p>
              </text:list-item>
            </text:list>
          </table:table-cell>
          <table:table-cell table:style-name="Table1.C13" office:value-type="string">
            <text:list xml:id="list214754500393291" text:continue-numbering="true" text:style-name="L2">
              <text:list-item>
                <text:p text:style-name="P41"/>
              </text:list-item>
            </text:list>
          </table:table-cell>
        </table:table-row>
        <table:table-row>
          <table:table-cell table:style-name="Table1.A14" office:value-type="string">
            <text:p text:style-name="P20">[] <text:span text:style-name="T26">Sam so pa tut sistemi reje vplivajo na podatke. Če boš pa ti šel iz enga, ko ma slabše pogoje reje genomsko testirat pa od unga, ko ma top pogoje, mogoč bojo pa glih obratno genomi pokazali. </text:span><text:span text:style-name="T25">[]</text:span></text:p>
          </table:table-cell>
          <table:table-cell table:style-name="Table1.B14" office:value-type="string">
            <text:list xml:id="list214755240606088" text:continue-numbering="true" text:style-name="L2">
              <text:list-item>
                <text:p text:style-name="P49">Rejci se zavedajo pomena okolja</text:p>
              </text:list-item>
              <text:list-item>
                <text:p text:style-name="P49">genomska PV lahko razkrije neodvisno od okolja</text:p>
              </text:list-item>
            </text:list>
          </table:table-cell>
          <table:table-cell table:style-name="Table1.C14" office:value-type="string">
            <text:list xml:id="list214753941723746" text:continue-numbering="true" text:style-name="L2">
              <text:list-item>
                <text:p text:style-name="P41"/>
              </text:list-item>
            </text:list>
          </table:table-cell>
        </table:table-row>
        <table:table-row>
          <table:table-cell table:style-name="Table1.A47" office:value-type="string">
            <text:p text:style-name="P7"><text:s/>Ampak če pa nimašp pogojev, se pa tut ne pokaže vn<text:span text:style-name="T5"> </text:span><text:span text:style-name="T10">[] </text:span><text:span text:style-name="T12">Pa boš dobu vn teličko, ko ma 15,000 laktacije, sam če maš pa ti v štali pogoje take, da ne more živet, ti tisto nč ne koristi.</text:span></text:p>
          </table:table-cell>
          <table:table-cell table:style-name="Table1.B15" office:value-type="string">
            <text:list xml:id="list214755851161446" text:continue-numbering="true" text:style-name="L2">
              <text:list-item>
                <text:p text:style-name="P50">Rezultati niso odvisni samo od selekcije</text:p>
              </text:list-item>
            </text:list>
          </table:table-cell>
          <table:table-cell table:style-name="Table1.C15" office:value-type="string">
            <text:list xml:id="list214754358390162" text:continue-numbering="true" text:style-name="L2">
              <text:list-item>
                <text:p text:style-name="P39"/>
              </text:list-item>
            </text:list>
          </table:table-cell>
        </table:table-row>
        <table:table-row>
          <table:table-cell table:style-name="Table1.A16" office:value-type="string">
            <text:p text:style-name="P26"><text:span text:style-name="T25">Ne vem, nismo še tolk … </text:span><text:span text:style-name="T27">Ja, sej no – tole mi je blo daj prvo, na kak način se genomska dela. </text:span><text:span text:style-name="T28">[] </text:span></text:p>
          </table:table-cell>
          <table:table-cell table:style-name="Table1.B16" office:value-type="string">
            <text:list xml:id="list214755824249484" text:continue-numbering="true" text:style-name="L2">
              <text:list-item>
                <text:p text:style-name="P50">Nepoznavanje genomske selekcije razlog za neposvojitev tehnologije</text:p>
              </text:list-item>
            </text:list>
          </table:table-cell>
          <table:table-cell table:style-name="Table1.C16" office:value-type="string">
            <text:list xml:id="list214754924810468" text:continue-numbering="true" text:style-name="L2">
              <text:list-item>
                <text:p text:style-name="P39"/>
              </text:list-item>
            </text:list>
          </table:table-cell>
        </table:table-row>
        <table:table-row>
          <table:table-cell table:style-name="Table1.A17" office:value-type="string">
            <text:p text:style-name="P3"><text:span text:style-name="T8">[</text:span><text:span text:style-name="T4">] </text:span><text:span text:style-name="T15">prek kontrolorjev … </text:span><text:span text:style-name="T14">[] </text:span><text:span text:style-name="T15">ta sistem the mailov – ane to je še najboljš. Ko greš tja pa odpreš pa vidiš določeno informacijo pa boš pogledu. Zdj cajtng je tk …</text:span></text:p>
            <text:p text:style-name="P8">J: Ja, za seminar se morš spet odločit pa it tja.</text:p>
            <text:p text:style-name="P8">F: Mail je pač tk, ga boš pogledu, ko maš catj – en ga bo pogledu zjutri, en ga bo pogledu zvečer, pač ko maš cajt. Dober – sigurno, da so seminarji tut ena od oblik – ena kombinacija tega- Revije so pa tk …</text:p>
            <text:p text:style-name="P8">A: Kontrolorji so pa spet tk – pač enim je to sam šiht. Tist zrihta, vzorce pobere, nardi kar more. Edn se pa tk poglobi v tisto kravo, da bi o njej pogruntu vse, kar bi blo možno.</text:p>
            <text:p text:style-name="P30">F: Pol je spet tk – če bi šlo to prek ljudi takih, pol jih je treba nekak stimulirat še zraven, poleg njegovga šihta, da bo prpravljen še tp zraven delat.</text:p>
          </table:table-cell>
          <table:table-cell table:style-name="Table1.B17" office:value-type="string">
            <text:list xml:id="list214754979106461" text:continue-numbering="true" text:style-name="L2">
              <text:list-item>
                <text:p text:style-name="P50">Informiranje rejcev najbolje preko mailov</text:p>
              </text:list-item>
              <text:list-item>
                <text:p text:style-name="P50">seminarji so časovno potratni</text:p>
              </text:list-item>
              <text:list-item>
                <text:p text:style-name="P50">obveščanje preko kontrolotrjev je odvisno od karakterja kontrolorja</text:p>
              </text:list-item>
            </text:list>
          </table:table-cell>
          <table:table-cell table:style-name="Table1.C17" office:value-type="string">
            <text:list xml:id="list214754125886553" text:continue-numbering="true" text:style-name="L2">
              <text:list-item>
                <text:p text:style-name="P42"/>
              </text:list-item>
            </text:list>
          </table:table-cell>
        </table:table-row>
        <table:table-row>
          <table:table-cell table:style-name="Table1.A18" office:value-type="string">
            <text:p text:style-name="P21"><text:span text:style-name="T19">[</text:span><text:span text:style-name="T18">] </text:span><text:span text:style-name="T30">seveda, tam po katalogu že mal pogledaš, kere kazeine ma pa vsebnosti. </text:span><text:span text:style-name="T29">[] <text:s/></text:span><text:span text:style-name="T30">najbolj na </text:span><text:soft-page-break/><text:span text:style-name="T30">hiter SSI </text:span><text:span text:style-name="T29">[]</text:span></text:p>
          </table:table-cell>
          <table:table-cell table:style-name="Table1.B18" office:value-type="string">
            <text:list xml:id="list214754883731690" text:continue-numbering="true" text:style-name="L2">
              <text:list-item>
                <text:p text:style-name="P50">Katalog kot vir informacij</text:p>
              </text:list-item>
            </text:list>
          </table:table-cell>
          <table:table-cell table:style-name="Table1.C18" office:value-type="string">
            <text:list xml:id="list214754178101767" text:continue-numbering="true" text:style-name="L2">
              <text:list-item>
                <text:p text:style-name="P42"/>
              </text:list-item>
            </text:list>
          </table:table-cell>
        </table:table-row>
        <table:table-row>
          <table:table-cell table:style-name="Table1.A47" office:value-type="string">
            <text:p text:style-name="P2"><text:span text:style-name="T4">[] </text:span><text:span text:style-name="T15">podatki zdj za somatske pa dolgoživost. </text:span><text:span text:style-name="T14">[] </text:span><text:span text:style-name="T15">ko bika semenimo, da gledamo tudi. </text:span><text:span text:style-name="T14">(somatika)</text:span></text:p>
          </table:table-cell>
          <table:table-cell table:style-name="Table1.B19" office:value-type="string">
            <text:list xml:id="list214753866905351" text:continue-numbering="true" text:style-name="L2">
              <text:list-item>
                <text:p text:style-name="P39"/>
              </text:list-item>
            </text:list>
          </table:table-cell>
          <table:table-cell table:style-name="Table1.C19" office:value-type="string">
            <text:list xml:id="list214754109291560" text:continue-numbering="true" text:style-name="L2">
              <text:list-item>
                <text:p text:style-name="P39"/>
              </text:list-item>
            </text:list>
          </table:table-cell>
        </table:table-row>
        <table:table-row>
          <table:table-cell table:style-name="Table1.A47" office:value-type="string">
            <text:p text:style-name="P4"><text:span text:style-name="T4">[] <text:s/></text:span><text:span text:style-name="T16">glede na populacijo živine, sej ne vem kaj </text:span><text:span text:style-name="T14">[] </text:span><text:span text:style-name="T16">Siogurno, da se trudite. Zdj, da se ne bi dalo še bolš, to ne mormo rečt. </text:span><text:span text:style-name="T17">[] <text:s/></text:span><text:span text:style-name="T16">afera glede the domačih bikov – unih Miškotov v hlevu – kak padec, kaka špkoda je to za selekcijo </text:span><text:span text:style-name="T17">[] </text:span><text:span text:style-name="T16">o velik jih ma domačga bika doma, da popravlaš oz. Pripomoreš k temu, da kako žival rešiš, ane </text:span><text:span text:style-name="T17">[] </text:span><text:span text:style-name="T16">Ja pa kakršnokol seme, domače al tujo. </text:span><text:span text:style-name="T17">[g] </text:span><text:span text:style-name="T16"><text:s/>tistih križank, tut če so teličke </text:span><text:span text:style-name="T17">[] <text:s/></text:span><text:span text:style-name="T16">čez neki generacij nazaj čisto pasmo</text:span></text:p>
          </table:table-cell>
          <table:table-cell table:style-name="Table1.B20" office:value-type="string">
            <text:list xml:id="list214755250277560" text:continue-numbering="true" text:style-name="L2">
              <text:list-item>
                <text:p text:style-name="P50">Kmetom bolj pomembno preživetje lastnih živali kot pa skupna skrb za selekcijo</text:p>
              </text:list-item>
            </text:list>
          </table:table-cell>
          <table:table-cell table:style-name="Table1.C20" office:value-type="string">
            <text:list xml:id="list214755700301755" text:continue-numbering="true" text:style-name="L2">
              <text:list-item>
                <text:p text:style-name="P39"/>
              </text:list-item>
            </text:list>
          </table:table-cell>
        </table:table-row>
        <table:table-row>
          <table:table-cell table:style-name="Table1.A47" office:value-type="string">
            <text:p text:style-name="P9"><text:span text:style-name="T1">Recimo GPZ je ful </text:span><text:span text:style-name="T13">(nasprotnik domače selekcije)[] </text:span><text:span text:style-name="T4">Sploh tti, ko se ukvarjajo samo s trogivno – uvoz pa prodaja naprej. Potem se pa hvalijo </text:span><text:span text:style-name="T13">[] </text:span><text:span text:style-name="T4">to je pa selekcija GPZja … Kako selekcijo se greš ti GPZ – če ti kupiš v tujini bika pa je to , pa tu prodaš seme, vn pride res dobra žival.</text:span></text:p>
          </table:table-cell>
          <table:table-cell table:style-name="Table1.B21" office:value-type="string">
            <text:list xml:id="list214754928907581" text:continue-numbering="true" text:style-name="L2">
              <text:list-item>
                <text:p text:style-name="P50">Nasprotniki domače selekcije – organizacije – širijo negativno reklamo</text:p>
              </text:list-item>
            </text:list>
          </table:table-cell>
          <table:table-cell table:style-name="Table1.C21" office:value-type="string">
            <text:list xml:id="list214755675587642" text:continue-numbering="true" text:style-name="L2">
              <text:list-item>
                <text:p text:style-name="P39"/>
              </text:list-item>
            </text:list>
          </table:table-cell>
        </table:table-row>
        <table:table-row>
          <table:table-cell table:style-name="Table1.A47" office:value-type="string">
            <text:p text:style-name="P9">Ja, nekateri so pač apriori proti domači. To je to bolj, ko si že reku prej.</text:p>
            <text:p text:style-name="P28">F: To je problem slovenstva, tt špetir. Pa favšija.</text:p>
          </table:table-cell>
          <table:table-cell table:style-name="Table1.B22" office:value-type="string">
            <text:list xml:id="list214755957212983" text:continue-numbering="true" text:style-name="L2">
              <text:list-item>
                <text:p text:style-name="P50">Zavračanje domače selekcije problem karakterja naroda</text:p>
              </text:list-item>
            </text:list>
          </table:table-cell>
          <table:table-cell table:style-name="Table1.C22" office:value-type="string">
            <text:list xml:id="list214755766340935" text:continue-numbering="true" text:style-name="L2">
              <text:list-item>
                <text:p text:style-name="P39"/>
              </text:list-item>
            </text:list>
          </table:table-cell>
        </table:table-row>
        <table:table-row>
          <table:table-cell table:style-name="Table1.A47" office:value-type="string">
            <text:p text:style-name="P9"><text:span text:style-name="T4">PO moje to morajo biti uzadi neke osebne zamere. Ne vem.Lej to ni problem žival. </text:span><text:span text:style-name="T13">[] </text:span><text:span text:style-name="T4">TO ni problem stroke. TO je uno – težko si predal po svojmu kravo, a veš. PO moje bolj vidiš to.</text:span></text:p>
          </table:table-cell>
          <table:table-cell table:style-name="Table1.B23" office:value-type="string">
            <text:list xml:id="list214753981526940" text:continue-numbering="true" text:style-name="L2">
              <text:list-item>
                <text:p text:style-name="P50">Odnos do domače selekcije kot posledica osebnih prepirov in zamer</text:p>
              </text:list-item>
              <text:list-item>
                <text:p text:style-name="P50">ni problem v živalih</text:p>
              </text:list-item>
            </text:list>
          </table:table-cell>
          <table:table-cell table:style-name="Table1.C23" office:value-type="string">
            <text:list xml:id="list214754408109253" text:continue-numbering="true" text:style-name="L2">
              <text:list-item>
                <text:p text:style-name="P39"/>
              </text:list-item>
            </text:list>
          </table:table-cell>
        </table:table-row>
        <table:table-row>
          <table:table-cell table:style-name="Table1.A47" office:value-type="string">
            <text:p text:style-name="P27"><text:span text:style-name="T32">[] </text:span><text:span text:style-name="T25">pa GPZju je ena pospeševalka, pač jo poznam – ko tujo tiši naprej – pač tujo tujo tujo. Tut doma, </text:span><text:span text:style-name="T31">ko majo kmetijo, <text:s/></text:span><text:span text:style-name="T25">semenijo sam s tujimi biki </text:span><text:span text:style-name="T32">[] </text:span><text:span text:style-name="T31">Tist, kar je za 5 evrov slamca, doza, je brezveze. </text:span></text:p>
          </table:table-cell>
          <table:table-cell table:style-name="Table1.B24" office:value-type="string">
            <text:list xml:id="list214755640411169" text:continue-numbering="true" text:style-name="L2">
              <text:list-item>
                <text:p text:style-name="P51">Nasprotniki domače selekcije prikažejo uspeh tuje na primeru lastnega uspeha</text:p>
              </text:list-item>
            </text:list>
          </table:table-cell>
          <table:table-cell table:style-name="Table1.C24" office:value-type="string">
            <text:list xml:id="list214754297460300" text:continue-numbering="true" text:style-name="L2">
              <text:list-item>
                <text:p text:style-name="P39"/>
              </text:list-item>
            </text:list>
          </table:table-cell>
        </table:table-row>
        <table:table-row>
          <table:table-cell table:style-name="Table1.A47" office:value-type="string">
            <text:p text:style-name="P24">[g <text:span text:style-name="T31">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able:table-cell>
          <table:table-cell table:style-name="Table1.B25" office:value-type="string">
            <text:list xml:id="list214754771262072" text:continue-numbering="true" text:style-name="L2">
              <text:list-item>
                <text:p text:style-name="P51">Nezaupanje domači selekciji zaradi napak stroke in preteklosti</text:p>
              </text:list-item>
            </text:list>
          </table:table-cell>
          <table:table-cell table:style-name="Table1.C25" office:value-type="string">
            <text:list xml:id="list214754011373428" text:continue-numbering="true" text:style-name="L2">
              <text:list-item>
                <text:p text:style-name="P39"/>
              </text:list-item>
            </text:list>
          </table:table-cell>
        </table:table-row>
        <table:table-row>
          <table:table-cell table:style-name="Table1.A47" office:value-type="string">
            <text:p text:style-name="P24">[] <text:span text:style-name="T31">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25">[] </text:span><text:span text:style-name="T31">poleg tega, da se še nikker ni dalo zmenit za ceno bikcev. </text:span><text:soft-page-break/><text:span text:style-name="T31">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able:table-cell>
          <table:table-cell table:style-name="Table1.B26" office:value-type="string">
            <text:list xml:id="list214755610032909" text:continue-numbering="true" text:style-name="L2">
              <text:list-item>
                <text:p text:style-name="P51">Nezaupanje domači selekciji kot posledica slabega delovanja osemenjvalnih centrov in nepoštenega <text:soft-page-break/>poslovanja</text:p>
              </text:list-item>
            </text:list>
          </table:table-cell>
          <table:table-cell table:style-name="Table1.C26" office:value-type="string">
            <text:list xml:id="list214754600953442" text:continue-numbering="true" text:style-name="L2">
              <text:list-item>
                <text:p text:style-name="P44"/>
              </text:list-item>
            </text:list>
          </table:table-cell>
        </table:table-row>
        <table:table-row>
          <table:table-cell table:style-name="Table1.A47" office:value-type="string">
            <text:p text:style-name="P24">[] <text:span text:style-name="T31">Mogoče bi res lahko blo več reklame. Pa kaki seminarji pa razložit.</text:span><text:span text:style-name="T25">[] <text:s/></text:span><text:span text:style-name="T31">Še posebi uni majhni kmeti</text:span><text:span text:style-name="T25">[] </text:span><text:span text:style-name="T31">Itsti tavlki jih je pa GPZ prevzel, uni pa semenijo zdj sam s tujim. </text:span></text:p>
          </table:table-cell>
          <table:table-cell table:style-name="Table1.B27" office:value-type="string">
            <text:list xml:id="list214753991580136" text:continue-numbering="true" text:style-name="L2">
              <text:list-item>
                <text:p text:style-name="P51">Pomanjkanje reklame za domačo selekcijo</text:p>
              </text:list-item>
            </text:list>
          </table:table-cell>
          <table:table-cell table:style-name="Table1.C27" office:value-type="string">
            <text:list xml:id="list214754740387903" text:continue-numbering="true" text:style-name="L2">
              <text:list-item>
                <text:p text:style-name="P44"/>
              </text:list-item>
            </text:list>
          </table:table-cell>
        </table:table-row>
        <table:table-row>
          <table:table-cell table:style-name="Table1.A47" office:value-type="string">
            <text:p text:style-name="P24">[] <text:span text:style-name="T31"><text:s/>tk ko večina v Sloveniji – sam da je neki tujga, sam da je uvoženo, pol smo pa Jacki.</text:span><text:span text:style-name="T25">[] </text:span><text:span text:style-name="T31">Tuji strokovnjaki, tuje znanje, tuji material. Pozabljaš pa, da tu živiš, da morš tu pridelat, tu prodat pa da so mogoč drgač pogoji ko pa ne vem – Švica, Skandinavija … </text:span><text:span text:style-name="T25">[] </text:span><text:span text:style-name="T31">Dnar pa koj nas vela pa subvencije pa podpore v kmetijstvu, ti pa koj tut pobirajo. Pa tut kiker prodajo, kupujejo pa … </text:span></text:p>
          </table:table-cell>
          <table:table-cell table:style-name="Table1.B28" office:value-type="string">
            <text:list xml:id="list214754818133483" text:continue-numbering="true" text:style-name="L2">
              <text:list-item>
                <text:p text:style-name="P51">Kmetje imajo rajši tuje zaradi mišljenja</text:p>
              </text:list-item>
              <text:list-item>
                <text:p text:style-name="P51">vseeno koristijo domače bonitete</text:p>
              </text:list-item>
            </text:list>
          </table:table-cell>
          <table:table-cell table:style-name="Table1.C28" office:value-type="string">
            <text:list xml:id="list214753892333048" text:continue-numbering="true" text:style-name="L2">
              <text:list-item>
                <text:p text:style-name="P44"/>
              </text:list-item>
            </text:list>
          </table:table-cell>
        </table:table-row>
        <table:table-row>
          <table:table-cell table:style-name="Table1.A47" office:value-type="string">
            <text:p text:style-name="P11"/>
          </table:table-cell>
          <table:table-cell table:style-name="Table1.B29" office:value-type="string">
            <text:list xml:id="list214755325170512" text:continue-numbering="true" text:style-name="L2">
              <text:list-item>
                <text:p text:style-name="P44"/>
              </text:list-item>
            </text:list>
          </table:table-cell>
          <table:table-cell table:style-name="Table1.C29" office:value-type="string">
            <text:list xml:id="list214754872104081" text:continue-numbering="true" text:style-name="L2">
              <text:list-item>
                <text:p text:style-name="P44"/>
              </text:list-item>
            </text:list>
          </table:table-cell>
        </table:table-row>
        <table:table-row>
          <table:table-cell table:style-name="Table1.A47" office:value-type="string">
            <text:p text:style-name="P11"/>
          </table:table-cell>
          <table:table-cell table:style-name="Table1.B30" office:value-type="string">
            <text:list xml:id="list214755945376116" text:continue-numbering="true" text:style-name="L2">
              <text:list-item>
                <text:p text:style-name="P44"/>
              </text:list-item>
            </text:list>
          </table:table-cell>
          <table:table-cell table:style-name="Table1.C30" office:value-type="string">
            <text:list xml:id="list214754908427518" text:continue-numbering="true" text:style-name="L2">
              <text:list-item>
                <text:p text:style-name="P44"/>
              </text:list-item>
            </text:list>
          </table:table-cell>
        </table:table-row>
        <table:table-row>
          <table:table-cell table:style-name="Table1.A47" office:value-type="string">
            <text:p text:style-name="P32"/>
          </table:table-cell>
          <table:table-cell table:style-name="Table1.B31" office:value-type="string">
            <text:list xml:id="list214754050618395" text:continue-numbering="true" text:style-name="L2">
              <text:list-item>
                <text:p text:style-name="P44"/>
              </text:list-item>
            </text:list>
          </table:table-cell>
          <table:table-cell table:style-name="Table1.C31" office:value-type="string">
            <text:list xml:id="list214755041214608" text:continue-numbering="true" text:style-name="L2">
              <text:list-item>
                <text:p text:style-name="P44"/>
              </text:list-item>
            </text:list>
          </table:table-cell>
        </table:table-row>
        <table:table-row>
          <table:table-cell table:style-name="Table1.A32" office:value-type="string">
            <text:p text:style-name="P11"/>
          </table:table-cell>
          <table:table-cell table:style-name="Table1.B32" office:value-type="string">
            <text:list xml:id="list214754899016947" text:continue-numbering="true" text:style-name="L2">
              <text:list-item>
                <text:p text:style-name="P44"/>
              </text:list-item>
            </text:list>
          </table:table-cell>
          <table:table-cell table:style-name="Table1.C32" office:value-type="string">
            <text:list xml:id="list214755116095565" text:continue-numbering="true" text:style-name="L2">
              <text:list-item>
                <text:p text:style-name="P44"/>
              </text:list-item>
            </text:list>
          </table:table-cell>
        </table:table-row>
        <table:table-row>
          <table:table-cell table:style-name="Table1.A33" office:value-type="string">
            <text:p text:style-name="P17"/>
          </table:table-cell>
          <table:table-cell table:style-name="Table1.B33" office:value-type="string">
            <text:list xml:id="list214754507430968" text:continue-numbering="true" text:style-name="L2">
              <text:list-item>
                <text:p text:style-name="P45"/>
              </text:list-item>
            </text:list>
          </table:table-cell>
          <table:table-cell table:style-name="Table1.C33" office:value-type="string">
            <text:list xml:id="list214754601820319" text:continue-numbering="true" text:style-name="L2">
              <text:list-item>
                <text:p text:style-name="P45"/>
              </text:list-item>
            </text:list>
          </table:table-cell>
        </table:table-row>
        <table:table-row>
          <table:table-cell table:style-name="Table1.A47" office:value-type="string">
            <text:p text:style-name="P17"/>
          </table:table-cell>
          <table:table-cell table:style-name="Table1.B34" office:value-type="string">
            <text:list xml:id="list214754906421589" text:continue-numbering="true" text:style-name="L2">
              <text:list-item>
                <text:p text:style-name="P45"/>
              </text:list-item>
            </text:list>
          </table:table-cell>
          <table:table-cell table:style-name="Table1.C34" office:value-type="string">
            <text:list xml:id="list214755987307105" text:continue-numbering="true" text:style-name="L2">
              <text:list-item>
                <text:p text:style-name="P45"/>
              </text:list-item>
            </text:list>
          </table:table-cell>
        </table:table-row>
        <table:table-row>
          <table:table-cell table:style-name="Table1.A47" office:value-type="string">
            <text:p text:style-name="P46"/>
          </table:table-cell>
          <table:table-cell table:style-name="Table1.B35" office:value-type="string">
            <text:list xml:id="list214754880615481" text:continue-numbering="true" text:style-name="L2">
              <text:list-item>
                <text:p text:style-name="P44"/>
              </text:list-item>
            </text:list>
          </table:table-cell>
          <table:table-cell table:style-name="Table1.C35" office:value-type="string">
            <text:list xml:id="list214755563838138" text:continue-numbering="true" text:style-name="L2">
              <text:list-item>
                <text:p text:style-name="P44"/>
              </text:list-item>
            </text:list>
          </table:table-cell>
        </table:table-row>
        <table:table-row>
          <table:table-cell table:style-name="Table1.A47" office:value-type="string">
            <text:p text:style-name="P10"/>
          </table:table-cell>
          <table:table-cell table:style-name="Table1.B36" office:value-type="string">
            <text:list xml:id="list214755478295547" text:continue-numbering="true" text:style-name="L2">
              <text:list-item>
                <text:p text:style-name="P44"/>
              </text:list-item>
            </text:list>
          </table:table-cell>
          <table:table-cell table:style-name="Table1.C36" office:value-type="string">
            <text:list xml:id="list214754206760360" text:continue-numbering="true" text:style-name="L2">
              <text:list-item>
                <text:p text:style-name="P44"/>
              </text:list-item>
            </text:list>
          </table:table-cell>
        </table:table-row>
        <table:table-row>
          <table:table-cell table:style-name="Table1.A47" office:value-type="string">
            <text:p text:style-name="P33"/>
          </table:table-cell>
          <table:table-cell table:style-name="Table1.B37" office:value-type="string">
            <text:list xml:id="list214756000352126" text:continue-numbering="true" text:style-name="L2">
              <text:list-item>
                <text:p text:style-name="P44"/>
              </text:list-item>
            </text:list>
          </table:table-cell>
          <table:table-cell table:style-name="Table1.C37" office:value-type="string">
            <text:list xml:id="list214755958821678" text:continue-numbering="true" text:style-name="L2">
              <text:list-item>
                <text:p text:style-name="P44"/>
              </text:list-item>
            </text:list>
          </table:table-cell>
        </table:table-row>
        <table:table-row>
          <table:table-cell table:style-name="Table1.A47" office:value-type="string">
            <text:p text:style-name="P32"/>
          </table:table-cell>
          <table:table-cell table:style-name="Table1.B38" office:value-type="string">
            <text:list xml:id="list214754875543199" text:continue-numbering="true" text:style-name="L2">
              <text:list-item>
                <text:p text:style-name="P44"/>
              </text:list-item>
            </text:list>
          </table:table-cell>
          <table:table-cell table:style-name="Table1.C38" office:value-type="string">
            <text:list xml:id="list214755654894572" text:continue-numbering="true" text:style-name="L2">
              <text:list-item>
                <text:p text:style-name="P44"/>
              </text:list-item>
            </text:list>
          </table:table-cell>
        </table:table-row>
        <table:table-row>
          <table:table-cell table:style-name="Table1.A47" office:value-type="string">
            <text:p text:style-name="P12"/>
          </table:table-cell>
          <table:table-cell table:style-name="Table1.B39" office:value-type="string">
            <text:list xml:id="list214754504850547" text:continue-numbering="true" text:style-name="L2">
              <text:list-item>
                <text:p text:style-name="P44"/>
              </text:list-item>
            </text:list>
          </table:table-cell>
          <table:table-cell table:style-name="Table1.C39" office:value-type="string">
            <text:list xml:id="list214755923289484" text:continue-numbering="true" text:style-name="L2">
              <text:list-item>
                <text:p text:style-name="P44"/>
              </text:list-item>
            </text:list>
          </table:table-cell>
        </table:table-row>
        <table:table-row>
          <table:table-cell table:style-name="Table1.A47" office:value-type="string">
            <text:p text:style-name="P13"/>
          </table:table-cell>
          <table:table-cell table:style-name="Table1.B40" office:value-type="string">
            <text:list xml:id="list214755295196670" text:continue-numbering="true" text:style-name="L2">
              <text:list-item>
                <text:p text:style-name="P44"/>
              </text:list-item>
            </text:list>
          </table:table-cell>
          <table:table-cell table:style-name="Table1.C40" office:value-type="string">
            <text:list xml:id="list214754797989012" text:continue-numbering="true" text:style-name="L2">
              <text:list-item>
                <text:p text:style-name="P44"/>
              </text:list-item>
            </text:list>
          </table:table-cell>
        </table:table-row>
        <table:table-row>
          <table:table-cell table:style-name="Table1.A41" office:value-type="string">
            <text:p text:style-name="P12"/>
          </table:table-cell>
          <table:table-cell table:style-name="Table1.B41" office:value-type="string">
            <text:list xml:id="list214754860613728" text:continue-numbering="true" text:style-name="L2">
              <text:list-item>
                <text:p text:style-name="P43"/>
              </text:list-item>
            </text:list>
          </table:table-cell>
          <table:table-cell table:style-name="Table1.C41" office:value-type="string">
            <text:list xml:id="list214755740026696" text:continue-numbering="true" text:style-name="L2">
              <text:list-item>
                <text:p text:style-name="P43"/>
              </text:list-item>
            </text:list>
          </table:table-cell>
        </table:table-row>
        <table:table-row>
          <table:table-cell table:style-name="Table1.A42" office:value-type="string">
            <text:p text:style-name="P12"/>
          </table:table-cell>
          <table:table-cell table:style-name="Table1.B42" office:value-type="string">
            <text:list xml:id="list214754060812343" text:continue-numbering="true" text:style-name="L2">
              <text:list-item>
                <text:p text:style-name="P42"/>
              </text:list-item>
            </text:list>
          </table:table-cell>
          <table:table-cell table:style-name="Table1.C42" office:value-type="string">
            <text:list xml:id="list214754594940596" text:continue-numbering="true" text:style-name="L2">
              <text:list-item>
                <text:p text:style-name="P42"/>
              </text:list-item>
            </text:list>
          </table:table-cell>
        </table:table-row>
        <table:table-row>
          <table:table-cell table:style-name="Table1.A43" office:value-type="string">
            <text:p text:style-name="P14"/>
          </table:table-cell>
          <table:table-cell table:style-name="Table1.B43" office:value-type="string">
            <text:list xml:id="list214754069754399" text:continue-numbering="true" text:style-name="L2">
              <text:list-item>
                <text:p text:style-name="P42"/>
              </text:list-item>
            </text:list>
          </table:table-cell>
          <table:table-cell table:style-name="Table1.C43" office:value-type="string">
            <text:list xml:id="list214755580414920" text:continue-numbering="true" text:style-name="L2">
              <text:list-item>
                <text:p text:style-name="P42"/>
              </text:list-item>
            </text:list>
          </table:table-cell>
        </table:table-row>
        <text:soft-page-break/>
        <table:table-row>
          <table:table-cell table:style-name="Table1.A44" office:value-type="string">
            <text:p text:style-name="P14"/>
          </table:table-cell>
          <table:table-cell table:style-name="Table1.B44" office:value-type="string">
            <text:list xml:id="list214755803651979" text:continue-numbering="true" text:style-name="L2">
              <text:list-item>
                <text:p text:style-name="P47"/>
              </text:list-item>
            </text:list>
          </table:table-cell>
          <table:table-cell table:style-name="Table1.C44" office:value-type="string">
            <text:list xml:id="list214755179730782" text:continue-numbering="true" text:style-name="L2">
              <text:list-item>
                <text:p text:style-name="P47"/>
              </text:list-item>
            </text:list>
          </table:table-cell>
        </table:table-row>
        <table:table-row>
          <table:table-cell table:style-name="Table1.A47" office:value-type="string">
            <text:p text:style-name="P16"/>
          </table:table-cell>
          <table:table-cell table:style-name="Table1.B45" office:value-type="string">
            <text:list xml:id="list214755618106615" text:continue-numbering="true" text:style-name="L2">
              <text:list-item>
                <text:p text:style-name="P42"/>
              </text:list-item>
            </text:list>
          </table:table-cell>
          <table:table-cell table:style-name="Table1.C45" office:value-type="string">
            <text:list xml:id="list214755017056041" text:continue-numbering="true" text:style-name="L2">
              <text:list-item>
                <text:p text:style-name="P42"/>
              </text:list-item>
            </text:list>
          </table:table-cell>
        </table:table-row>
        <table:table-row>
          <table:table-cell table:style-name="Table1.A46" office:value-type="string">
            <text:p text:style-name="P18"/>
          </table:table-cell>
          <table:table-cell table:style-name="Table1.B46" office:value-type="string">
            <text:list xml:id="list214754486237410" text:continue-numbering="true" text:style-name="L2">
              <text:list-item>
                <text:p text:style-name="P48"/>
              </text:list-item>
            </text:list>
          </table:table-cell>
          <table:table-cell table:style-name="Table1.C46" office:value-type="string">
            <text:list xml:id="list214755866835267" text:continue-numbering="true" text:style-name="L2">
              <text:list-item>
                <text:p text:style-name="P48"/>
              </text:list-item>
            </text:list>
          </table:table-cell>
        </table:table-row>
        <table:table-row>
          <table:table-cell table:style-name="Table1.A47" office:value-type="string">
            <text:p text:style-name="P15"/>
          </table:table-cell>
          <table:table-cell table:style-name="Table1.B47" office:value-type="string">
            <text:list xml:id="list214755576635159" text:continue-numbering="true" text:style-name="L2">
              <text:list-item>
                <text:p text:style-name="P42"/>
              </text:list-item>
            </text:list>
          </table:table-cell>
          <table:table-cell table:style-name="Table1.C47" office:value-type="string">
            <text:list xml:id="list214754069858045" text:continue-numbering="true" text:style-name="L2">
              <text:list-item>
                <text:p text:style-name="P42"/>
              </text:list-item>
            </text:list>
          </table:table-cell>
        </table:table-row>
        <table:table-row>
          <table:table-cell table:style-name="Table1.A48" office:value-type="string">
            <text:p text:style-name="P25"/>
          </table:table-cell>
          <table:table-cell table:style-name="Table1.B48" office:value-type="string">
            <text:list xml:id="list214754894272900" text:continue-numbering="true" text:style-name="L2">
              <text:list-item>
                <text:p text:style-name="P47"/>
              </text:list-item>
            </text:list>
          </table:table-cell>
          <table:table-cell table:style-name="Table1.C48" office:value-type="string">
            <text:list xml:id="list214754291937927" text:continue-numbering="true" text:style-name="L2">
              <text:list-item>
                <text:p text:style-name="P47"/>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4-11T21:47:53.509785916</dc:date>
    <meta:editing-duration>PT58M54S</meta:editing-duration>
    <meta:editing-cycles>11</meta:editing-cycles>
    <meta:generator>LibreOffice/5.1.6.2$Linux_X86_64 LibreOffice_project/10m0$Build-2</meta:generator>
    <meta:document-statistic meta:table-count="1" meta:image-count="0" meta:object-count="0" meta:page-count="5" meta:paragraph-count="138" meta:word-count="1592" meta:character-count="8287" meta:non-whitespace-character-count="6813"/>
  </office:meta>
</office:document-meta>
</file>